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98b" officeooo:paragraph-rsid="0011598b"/>
    </style:style>
    <style:style style:name="P2" style:family="paragraph" style:parent-style-name="Standard">
      <style:text-properties officeooo:paragraph-rsid="0011598b"/>
    </style:style>
    <style:style style:name="P3" style:family="paragraph" style:parent-style-name="Standard">
      <style:text-properties fo:font-weight="bold" officeooo:rsid="0011598b" officeooo:paragraph-rsid="0011598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5a472" officeooo:paragraph-rsid="0015a472"/>
    </style:style>
    <style:style style:name="P5" style:family="paragraph" style:parent-style-name="Standard">
      <style:text-properties officeooo:rsid="0015a472" officeooo:paragraph-rsid="0015a472"/>
    </style:style>
    <style:style style:name="P6" style:family="paragraph" style:parent-style-name="Standard">
      <style:text-properties officeooo:rsid="0015a472" officeooo:paragraph-rsid="001a316e"/>
    </style:style>
    <style:style style:name="P7" style:family="paragraph" style:parent-style-name="Standard">
      <style:text-properties officeooo:rsid="0017a889" officeooo:paragraph-rsid="0017a889"/>
    </style:style>
    <style:style style:name="P8" style:family="paragraph" style:parent-style-name="Standard">
      <style:text-properties officeooo:rsid="00189e74" officeooo:paragraph-rsid="00189e74"/>
    </style:style>
    <style:style style:name="P9" style:family="paragraph" style:parent-style-name="Standard">
      <style:text-properties officeooo:rsid="001a316e" officeooo:paragraph-rsid="001a316e"/>
    </style:style>
    <style:style style:name="P10" style:family="paragraph" style:parent-style-name="Standard">
      <style:text-properties officeooo:paragraph-rsid="001a316e"/>
    </style:style>
    <style:style style:name="P11" style:family="paragraph" style:parent-style-name="Standard">
      <style:text-properties officeooo:rsid="001b6088" officeooo:paragraph-rsid="001b6088"/>
    </style:style>
    <style:style style:name="P12" style:family="paragraph" style:parent-style-name="Standard">
      <style:text-properties officeooo:rsid="001d11f7" officeooo:paragraph-rsid="001fb0e3"/>
    </style:style>
    <style:style style:name="P13" style:family="paragraph" style:parent-style-name="Standard">
      <style:text-properties officeooo:rsid="001d11f7" officeooo:paragraph-rsid="0021828c"/>
    </style:style>
    <style:style style:name="P14" style:family="paragraph" style:parent-style-name="Standard">
      <style:text-properties officeooo:rsid="001d34a0" officeooo:paragraph-rsid="001d34a0"/>
    </style:style>
    <style:style style:name="P15" style:family="paragraph" style:parent-style-name="Standard">
      <style:text-properties officeooo:rsid="001f04df" officeooo:paragraph-rsid="001f04df"/>
    </style:style>
    <style:style style:name="P16" style:family="paragraph" style:parent-style-name="Standard">
      <style:text-properties officeooo:rsid="001fb0e3" officeooo:paragraph-rsid="001fb0e3"/>
    </style:style>
    <style:style style:name="P17" style:family="paragraph" style:parent-style-name="Standard">
      <style:text-properties officeooo:rsid="0021828c" officeooo:paragraph-rsid="0021828c"/>
    </style:style>
    <style:style style:name="P18" style:family="paragraph" style:parent-style-name="Standard">
      <style:text-properties officeooo:rsid="0022f2fd" officeooo:paragraph-rsid="0022f2fd"/>
    </style:style>
    <style:style style:name="P19" style:family="paragraph" style:parent-style-name="Standard">
      <style:text-properties officeooo:rsid="0022f2fd" officeooo:paragraph-rsid="0024599d"/>
    </style:style>
    <style:style style:name="P20" style:family="paragraph" style:parent-style-name="Standard">
      <style:text-properties officeooo:paragraph-rsid="0024599d"/>
    </style:style>
    <style:style style:name="P21" style:family="paragraph" style:parent-style-name="Heading_20_1">
      <style:paragraph-properties fo:text-align="center" style:justify-single-word="false"/>
      <style:text-properties officeooo:rsid="0011598b"/>
    </style:style>
    <style:style style:name="P22" style:family="paragraph" style:parent-style-name="Standard">
      <style:text-properties officeooo:rsid="001d34a0" officeooo:paragraph-rsid="0021828c"/>
    </style:style>
    <style:style style:name="P23" style:family="paragraph" style:parent-style-name="Standard">
      <style:text-properties officeooo:rsid="001d34a0" officeooo:paragraph-rsid="001fb0e3"/>
    </style:style>
    <style:style style:name="T1" style:family="text">
      <style:text-properties officeooo:rsid="0011598b"/>
    </style:style>
    <style:style style:name="T2" style:family="text">
      <style:text-properties officeooo:rsid="0015a472"/>
    </style:style>
    <style:style style:name="T3" style:family="text">
      <style:text-properties officeooo:rsid="0017a889"/>
    </style:style>
    <style:style style:name="T4" style:family="text">
      <style:text-properties officeooo:rsid="001a316e"/>
    </style:style>
    <style:style style:name="T5" style:family="text">
      <style:text-properties officeooo:rsid="001b6088"/>
    </style:style>
    <style:style style:name="T6" style:family="text">
      <style:text-properties officeooo:rsid="001d34a0"/>
    </style:style>
    <style:style style:name="T7" style:family="text">
      <style:text-properties officeooo:rsid="001f04df"/>
    </style:style>
    <style:style style:name="T8" style:family="text">
      <style:text-properties officeooo:rsid="001fb0e3"/>
    </style:style>
    <style:style style:name="T9" style:family="text">
      <style:text-properties officeooo:rsid="0021828c"/>
    </style:style>
    <style:style style:name="T10" style:family="text">
      <style:text-properties officeooo:rsid="0022f2fd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12pt" officeooo:rsid="0022f2fd" style:font-size-asian="12pt" style:font-size-complex="12pt"/>
    </style:style>
    <style:style style:name="T13" style:family="text">
      <style:text-properties style:font-name="Liberation Serif" fo:font-size="12pt" officeooo:rsid="0024599d" style:font-size-asian="12pt" style:font-size-complex="12pt"/>
    </style:style>
    <style:style style:name="T14" style:family="text">
      <style:text-properties officeooo:rsid="00273d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Protokol k semestrální práci z BI-ZUM</text:h>
      <text:p text:style-name="P4">FIT ČVUT, LS 2019/2020</text:p>
      <text:p text:style-name="P1"/>
      <text:p text:style-name="P1">Jméno studenta: <text:span text:style-name="T3">Jaroslav Urban</text:span></text:p>
      <text:p text:style-name="P1">Username: <text:span text:style-name="T3">urbanj51</text:span></text:p>
      <text:p text:style-name="P5">Název semestrální práce: <text:span text:style-name="T3">Vyšlechtění řídící funkce pro hru Had</text:span></text:p>
      <text:p text:style-name="Standard"/>
      <text:p text:style-name="P3">OSNOVA</text:p>
      <text:p text:style-name="P2"><text:span text:style-name="T1">1. Z</text:span>adání <text:span text:style-name="T2">semestrální práce</text:span>.</text:p>
      <text:p text:style-name="P2"><text:span text:style-name="T2">2. Stručný r</text:span>ozbor, <text:span text:style-name="T2">analýza problému/ zadání.</text:span></text:p>
      <text:p text:style-name="P5">3. Výběr metody.</text:p>
      <text:p text:style-name="P5">4. Popis aplikace metody na daný problém.</text:p>
      <text:p text:style-name="P5">5. Implementace. </text:p>
      <text:p text:style-name="P2"><text:span text:style-name="T2">6. R</text:span>eference.</text:p>
      <text:p text:style-name="P2"/>
      <text:p text:style-name="P7">1. Zadání semestrální práce</text:p>
      <text:p text:style-name="P7"/>
      <text:p text:style-name="P7">Úkolem je vyšlechtit řídící funkci pro hru <text:span text:style-name="T14">H</text:span>ad. Řídící funkce by měla hrát podobně jako lidský hráč, tedy nenarážet do stěn a sbírat jídlo. Také by neměla být závislá na velikosti herní plochy.</text:p>
      <text:p text:style-name="P7"/>
      <text:p text:style-name="P7">2. <text:span text:style-name="T2">Stručný r</text:span>ozbor, <text:span text:style-name="T2">analýza problému/ zadání.</text:span></text:p>
      <text:p text:style-name="P7"/>
      <text:p text:style-name="P8">Protože má řídící funkce být nezávislá na velikosti plochy, had bude mít k dispozici čtvercový výřez herní plochy kolem své hlavy. <text:span text:style-name="T4">Tento výřez bude vstupem do neuronové sítě, která bude volit akce. Neuronová síť bude optimalizovaná evolučním algoritmem.</text:span></text:p>
      <text:p text:style-name="P8"/>
      <text:p text:style-name="P9">3. <text:span text:style-name="T2">Výběr metody.</text:span></text:p>
      <text:p text:style-name="P10"/>
      <text:p text:style-name="P9">Pro řešení problému jsem si vybral variantu evolution strategies která byla popularizována v tomto článku: <text:a xlink:type="simple" xlink:href="https://arxiv.org/abs/1703.03864" text:style-name="Internet_20_link" text:visited-style-name="Visited_20_Internet_20_Link">https://arxiv.org/abs/1703.03864</text:a></text:p>
      <text:p text:style-name="P9"/>
      <text:p text:style-name="P6">4. Popis aplikace metody na daný problém.</text:p>
      <text:p text:style-name="P6"/>
      <text:p text:style-name="P9"><text:span text:style-name="T5">Vybraná metoda</text:span> <text:span text:style-name="T5">optimalizuje funkci </text:span>vytvořením několika <text:span text:style-name="T5">kopií genotypu s mírnými odlišnostmi, získáním funkčních hodnot pro dané kopie a posunutím dosavadního řešení směrem růstu. Metodu jsem tímto generickým způsobem implementoval, optimalizovaná funkce je skóre hada v x odehraných hrách. Genotypem jsou parametry neuronové sítě.</text:span></text:p>
      <text:p text:style-name="P9"/>
      <text:p text:style-name="P11">5. Implementace</text:p>
      <text:p text:style-name="P11"/>
      <text:p text:style-name="P13">Projekt má jednoduché rozhraní <text:span text:style-name="T6">přes které </text:span>lze trénovat <text:span text:style-name="T6">a testovat hady. Umožňuje upravovat parametry hry a evolučního algoritmu.</text:span></text:p>
      <text:p text:style-name="P22">Evoluční algoritmus vezme zadané parametry hry a vytvoří pomocí nich funkci, kterou bude optimalizovat. Poté inicializuje počáteční neuronovou síť s „fov“ x „fov“ vstupními neurony a „hidden_layers“ vrstvami z nichž každá má „layer_size“ neuronů. Parametry této sítě převede na 1d vektor (theta), který reprezentuje genotyp. </text:p>
      <text:p text:style-name="P12"/>
      <text:p text:style-name="P23">Poté od 1 do „es_steps“ opakuje následující akce:</text:p>
      <text:p text:style-name="P14">1. <text:span text:style-name="T7">Vytvoří „population_size“ jedinců, jejichž genotypy jsou parametrizovány vektorem theta, ke kterému je přičtena gausova distribuce se standardní odchylkou „std“.</text:span></text:p>
      <text:p text:style-name="P15"><text:soft-page-break/>2. Získá fitness každého jedince otestováním v „eval_games“ hrách.</text:p>
      <text:p text:style-name="P15">3. <text:span text:style-name="T8">Zn</text:span>ormalizuje fitness jedinců odečtením průměru a vydělením standardní odchylkou.</text:p>
      <text:p text:style-name="P15">4. Vynásobí parametry každého jedince <text:span text:style-name="T8">jeho</text:span> normalizovaným fitness <text:span text:style-name="T8">a udělá průměr ze všech jedinců.</text:span></text:p>
      <text:p text:style-name="P16">5. <text:span text:style-name="T9">Získaný </text:span>vektor znormalizuje vydělením standardní odchylkou „std“.</text:p>
      <text:p text:style-name="P17">6. <text:span text:style-name="T14">K </text:span>theta přičte „lr“ násobek získaného vektoru.</text:p>
      <text:p text:style-name="P17"/>
      <text:p text:style-name="P17">Po dokončení <text:span text:style-name="T14">šlechtění</text:span> uloží výsledný genotyp do souboru „save_file“.</text:p>
      <text:p text:style-name="P16"/>
      <text:p text:style-name="P18">Pro otestování existujícího hada lze použít například příkaz:</text:p>
      <text:p text:style-name="P18">python3 snake.py test --load_file trained_snakes/snake1.npy --max_steps 2000</text:p>
      <text:p text:style-name="P18"/>
      <text:p text:style-name="P18">Pro vyšlechtění hada lze použít například příkaz: (očekávaná doba: ~60s)</text:p>
      <text:p text:style-name="P18">python3 snake.py train --save_file trained_snakes/my_snake.npy</text:p>
      <text:p text:style-name="P18"/>
      <text:p text:style-name="P18">Pro zobrazení všech možností lze použít:</text:p>
      <text:p text:style-name="P18">python3 snake.py --help</text:p>
      <text:p text:style-name="P18"/>
      <text:p text:style-name="P19"><text:span text:style-name="T2">6. R</text:span>eference</text:p>
      <text:p text:style-name="P19"/>
      <text:p text:style-name="P20"><text:a xlink:type="simple" xlink:href="https://arxiv.org/search/stat?searchtype=author&amp;query=Salimans%2C+T" text:style-name="Internet_20_link" text:visited-style-name="Visited_20_Internet_20_Link"><text:span text:style-name="T12">Tim Salimans</text:span></text:a><text:span text:style-name="T12">, </text:span><text:a xlink:type="simple" xlink:href="https://arxiv.org/search/stat?searchtype=author&amp;query=Ho%2C+J" text:style-name="Internet_20_link" text:visited-style-name="Visited_20_Internet_20_Link"><text:span text:style-name="T12">Jonathan Ho</text:span></text:a><text:span text:style-name="T12">, </text:span><text:a xlink:type="simple" xlink:href="https://arxiv.org/search/stat?searchtype=author&amp;query=Chen%2C+X" text:style-name="Internet_20_link" text:visited-style-name="Visited_20_Internet_20_Link"><text:span text:style-name="T12">Xi Chen</text:span></text:a><text:span text:style-name="T12">, </text:span><text:a xlink:type="simple" xlink:href="https://arxiv.org/search/stat?searchtype=author&amp;query=Sidor%2C+S" text:style-name="Internet_20_link" text:visited-style-name="Visited_20_Internet_20_Link"><text:span text:style-name="T12">Szymon Sidor</text:span></text:a><text:span text:style-name="T12">, </text:span><text:a xlink:type="simple" xlink:href="https://arxiv.org/search/stat?searchtype=author&amp;query=Sutskever%2C+I" text:style-name="Internet_20_link" text:visited-style-name="Visited_20_Internet_20_Link"><text:span text:style-name="T12">Ilya Sutskever</text:span></text:a><text:span text:style-name="T12">. </text:span><text:a xlink:type="simple" xlink:href="https://arxiv.org/abs/1703.03864" text:style-name="Internet_20_link" text:visited-style-name="Visited_20_Internet_20_Link"><text:span text:style-name="T11">Evolution Strategies as a Scalable Alternative to Reinforcement Learning</text:span></text:a><text:span text:style-name="T11">. </text:span><text:span text:style-name="T13">arXiv preprint arXiv:1703.03864, 201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04:26:55.900995824</meta:creation-date>
    <dc:date>2020-05-18T00:10:22.583469064</dc:date>
    <meta:editing-duration>PT15M19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2" meta:paragraph-count="39" meta:word-count="419" meta:character-count="3015" meta:non-whitespace-character-count="2637"/>
  </office:meta>
</office:document-meta>
</file>